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_RR" table:style-name="ta1">
        <table:shapes>
          <draw:frame draw:z-index="0" draw:style-name="gr1" draw:text-style-name="P1" svg:width="453.2pt" svg:height="255.23pt" svg:x="755.63pt" svg:y="3.77pt">
            <draw:object draw:notify-on-update-of-ranges="SCHED_RR.A2:SCHED_RR.A2 SCHED_RR.B2:SCHED_RR.F2 SCHED_RR.A3:SCHED_RR.A3 SCHED_RR.B3:SCHED_RR.F3 SCHED_RR.A4:SCHED_RR.A4 SCHED_RR.B4:SCHED_RR.F4 SCHED_RR.A5:SCHED_RR.A5 SCHED_RR.B5:SCHED_RR.F5 SCHED_RR.A6:SCHED_RR.A6 SCHED_RR.B6:SCHED_RR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26pt" svg:x="754.84pt" svg:y="298.15pt">
            <draw:object draw:notify-on-update-of-ranges="SCHED_RR.A10:SCHED_RR.A10 SCHED_RR.B10:SCHED_RR.F10 SCHED_RR.A11:SCHED_RR.A11 SCHED_RR.B11:SCHED_RR.F11 SCHED_RR.A12:SCHED_RR.A12 SCHED_RR.B12:SCHED_RR.F12 SCHED_RR.A13:SCHED_RR.A13 SCHED_RR.B13:SCHED_RR.F13 SCHED_RR.A14:SCHED_RR.A14 SCHED_RR.B14:SCHED_RR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3pt" svg:height="255.23pt" svg:x="756.4pt" svg:y="579pt">
            <draw:object draw:notify-on-update-of-ranges="SCHED_RR.A18:SCHED_RR.A18 SCHED_RR.B18:SCHED_RR.F18 SCHED_RR.A19:SCHED_RR.A19 SCHED_RR.B19:SCHED_RR.F19 SCHED_RR.A20:SCHED_RR.A20 SCHED_RR.B20:SCHED_RR.F20 SCHED_RR.A21:SCHED_RR.A21 SCHED_RR.B21:SCHED_RR.F21 SCHED_RR.A22:SCHED_RR.A22 SCHED_RR.B22:SCHED_RR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23pt" svg:height="255.23pt" svg:x="754.84pt" svg:y="863.6pt">
            <draw:object draw:notify-on-update-of-ranges="SCHED_RR.A26:SCHED_RR.A26 SCHED_RR.B26:SCHED_RR.F26 SCHED_RR.A27:SCHED_RR.A27 SCHED_RR.B27:SCHED_RR.F27 SCHED_RR.A28:SCHED_RR.A28 SCHED_RR.B28:SCHED_RR.F28 SCHED_RR.A29:SCHED_RR.A29 SCHED_RR.B29:SCHED_RR.F29 SCHED_RR.A30:SCHED_RR.A30 SCHED_RR.B30:SCHED_RR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2pt" svg:height="255.23pt" svg:x="755.63pt" svg:y="1142.93pt">
            <draw:object draw:notify-on-update-of-ranges="SCHED_RR.A34:SCHED_RR.A34 SCHED_RR.B34:SCHED_RR.F34 SCHED_RR.A35:SCHED_RR.A35 SCHED_RR.B35:SCHED_RR.F35 SCHED_RR.A36:SCHED_RR.A36 SCHED_RR.B36:SCHED_RR.F36 SCHED_RR.A37:SCHED_RR.A37 SCHED_RR.B37:SCHED_RR.F37 SCHED_RR.A38:SCHED_RR.A38 SCHED_RR.B38:SCHED_RR.F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3000.81666666667" calcext:value-type="float">
            <text:p>3000.81666666667</text:p>
          </table:table-cell>
          <table:table-cell office:value-type="float" office:value="1500.89666666667" calcext:value-type="float">
            <text:p>1500.89666666667</text:p>
          </table:table-cell>
          <table:table-cell office:value-type="float" office:value="1000.8500003" calcext:value-type="float">
            <text:p>1000.8500003</text:p>
          </table:table-cell>
          <table:table-cell office:value-type="float" office:value="750.795833333333" calcext:value-type="float">
            <text:p>750.795833333333</text:p>
          </table:table-cell>
          <table:table-cell office:value-type="float" office:value="600.949333333333" calcext:value-type="float">
            <text:p>600.949333333333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524.357567033333" calcext:value-type="float">
            <text:p>524.357567033333</text:p>
          </table:table-cell>
          <table:table-cell office:value-type="float" office:value="204.191501533333" calcext:value-type="float">
            <text:p>204.191501533333</text:p>
          </table:table-cell>
          <table:table-cell office:value-type="float" office:value="422.8648417" calcext:value-type="float">
            <text:p>422.8648417</text:p>
          </table:table-cell>
          <table:table-cell office:value-type="float" office:value="465.134393166667" calcext:value-type="float">
            <text:p>465.134393166667</text:p>
          </table:table-cell>
          <table:table-cell office:value-type="float" office:value="73.3104519333333" calcext:value-type="float">
            <text:p>73.310451933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3000.66666666667" calcext:value-type="float">
            <text:p>3000.66666666667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8800003" calcext:value-type="float">
            <text:p>1000.8800003</text:p>
          </table:table-cell>
          <table:table-cell office:value-type="float" office:value="750.8225" calcext:value-type="float">
            <text:p>750.822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5668.4440325" calcext:value-type="float">
            <text:p>5668.4440325</text:p>
          </table:table-cell>
          <table:table-cell office:value-type="float" office:value="3807.4173072" calcext:value-type="float">
            <text:p>3807.4173072</text:p>
          </table:table-cell>
          <table:table-cell office:value-type="float" office:value="3562.65581026667" calcext:value-type="float">
            <text:p>3562.65581026667</text:p>
          </table:table-cell>
          <table:table-cell office:value-type="float" office:value="3299.70934793333" calcext:value-type="float">
            <text:p>3299.70934793333</text:p>
          </table:table-cell>
          <table:table-cell office:value-type="float" office:value="2386.07743063333" calcext:value-type="float">
            <text:p>2386.0774306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6000.87" calcext:value-type="float">
            <text:p>6000.87</text:p>
          </table:table-cell>
          <table:table-cell office:value-type="float" office:value="3000.76" calcext:value-type="float">
            <text:p>3000.76</text:p>
          </table:table-cell>
          <table:table-cell office:value-type="float" office:value="2000.9088892" calcext:value-type="float">
            <text:p>2000.9088892</text:p>
          </table:table-cell>
          <table:table-cell office:value-type="float" office:value="1500.915" calcext:value-type="float">
            <text:p>1500.915</text:p>
          </table:table-cell>
          <table:table-cell office:value-type="float" office:value="1200.864" calcext:value-type="float">
            <text:p>1200.864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602.466125733333" calcext:value-type="float">
            <text:p>602.466125733333</text:p>
          </table:table-cell>
          <table:table-cell office:value-type="float" office:value="1495.05431083333" calcext:value-type="float">
            <text:p>1495.05431083333</text:p>
          </table:table-cell>
          <table:table-cell office:value-type="float" office:value="343.210942666667" calcext:value-type="float">
            <text:p>343.210942666667</text:p>
          </table:table-cell>
          <table:table-cell office:value-type="float" office:value="309.8491426" calcext:value-type="float">
            <text:p>309.8491426</text:p>
          </table:table-cell>
          <table:table-cell office:value-type="float" office:value="505.581359166667" calcext:value-type="float">
            <text:p>505.581359166667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6000.72333333333" calcext:value-type="float">
            <text:p>6000.72333333333</text:p>
          </table:table-cell>
          <table:table-cell office:value-type="float" office:value="3000.76666666666" calcext:value-type="float">
            <text:p>3000.76666666666</text:p>
          </table:table-cell>
          <table:table-cell office:value-type="float" office:value="2000.79333363333" calcext:value-type="float">
            <text:p>2000.79333363333</text:p>
          </table:table-cell>
          <table:table-cell office:value-type="float" office:value="1500.945" calcext:value-type="float">
            <text:p>1500.945</text:p>
          </table:table-cell>
          <table:table-cell office:value-type="float" office:value="1200.88666666667" calcext:value-type="float">
            <text:p>1200.88666666667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9004.62247303333" calcext:value-type="float">
            <text:p>9004.62247303333</text:p>
          </table:table-cell>
          <table:table-cell office:value-type="float" office:value="7261.3505696" calcext:value-type="float">
            <text:p>7261.3505696</text:p>
          </table:table-cell>
          <table:table-cell office:value-type="float" office:value="6677.7048474" calcext:value-type="float">
            <text:p>6677.7048474</text:p>
          </table:table-cell>
          <table:table-cell office:value-type="float" office:value="3781.0454269" calcext:value-type="float">
            <text:p>3781.0454269</text:p>
          </table:table-cell>
          <table:table-cell office:value-type="float" office:value="5104.6686673" calcext:value-type="float">
            <text:p>5104.668667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9000.84" calcext:value-type="float">
            <text:p>9000.84</text:p>
          </table:table-cell>
          <table:table-cell office:value-type="float" office:value="4500.73833333333" calcext:value-type="float">
            <text:p>4500.73833333333</text:p>
          </table:table-cell>
          <table:table-cell office:value-type="float" office:value="3000.8788892" calcext:value-type="float">
            <text:p>3000.8788892</text:p>
          </table:table-cell>
          <table:table-cell office:value-type="float" office:value="2250.88333333333" calcext:value-type="float">
            <text:p>2250.88333333333</text:p>
          </table:table-cell>
          <table:table-cell office:value-type="float" office:value="1800.70333333333" calcext:value-type="float">
            <text:p>1800.70333333333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1112.0664273" calcext:value-type="float">
            <text:p>1112.0664273</text:p>
          </table:table-cell>
          <table:table-cell office:value-type="float" office:value="2380.19426546667" calcext:value-type="float">
            <text:p>2380.19426546667</text:p>
          </table:table-cell>
          <table:table-cell office:value-type="float" office:value="972.037434733333" calcext:value-type="float">
            <text:p>972.037434733333</text:p>
          </table:table-cell>
          <table:table-cell office:value-type="float" office:value="980.929277133333" calcext:value-type="float">
            <text:p>980.929277133333</text:p>
          </table:table-cell>
          <table:table-cell office:value-type="float" office:value="1936.9271818" calcext:value-type="float">
            <text:p>1936.9271818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9000.84" calcext:value-type="float">
            <text:p>9000.84</text:p>
          </table:table-cell>
          <table:table-cell office:value-type="float" office:value="4500.87" calcext:value-type="float">
            <text:p>4500.87</text:p>
          </table:table-cell>
          <table:table-cell office:value-type="float" office:value="3000.9077781" calcext:value-type="float">
            <text:p>3000.9077781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826" calcext:value-type="float">
            <text:p>1800.826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15488.1886623667" calcext:value-type="float">
            <text:p>15488.1886623667</text:p>
          </table:table-cell>
          <table:table-cell office:value-type="float" office:value="9386.02837106667" calcext:value-type="float">
            <text:p>9386.02837106667</text:p>
          </table:table-cell>
          <table:table-cell office:value-type="float" office:value="7624.64572143333" calcext:value-type="float">
            <text:p>7624.64572143333</text:p>
          </table:table-cell>
          <table:table-cell office:value-type="float" office:value="7386.4675091" calcext:value-type="float">
            <text:p>7386.4675091</text:p>
          </table:table-cell>
          <table:table-cell office:value-type="float" office:value="6127.19577046667" calcext:value-type="float">
            <text:p>6127.195770466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2000.7866666667" calcext:value-type="float">
            <text:p>12000.7866666667</text:p>
          </table:table-cell>
          <table:table-cell office:value-type="float" office:value="6000.78333333333" calcext:value-type="float">
            <text:p>6000.78333333333</text:p>
          </table:table-cell>
          <table:table-cell office:value-type="float" office:value="4000.9088892" calcext:value-type="float">
            <text:p>4000.9088892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85733333333" calcext:value-type="float">
            <text:p>2400.85733333333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3401.8697872" calcext:value-type="float">
            <text:p>3401.8697872</text:p>
          </table:table-cell>
          <table:table-cell office:value-type="float" office:value="3162.18456813333" calcext:value-type="float">
            <text:p>3162.18456813333</text:p>
          </table:table-cell>
          <table:table-cell office:value-type="float" office:value="690.046448133333" calcext:value-type="float">
            <text:p>690.046448133333</text:p>
          </table:table-cell>
          <table:table-cell office:value-type="float" office:value="3.00006733333333" calcext:value-type="float">
            <text:p>3.00006733333333</text:p>
          </table:table-cell>
          <table:table-cell office:value-type="float" office:value="1456.51452716667" calcext:value-type="float">
            <text:p>1456.51452716667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2000.7266666667" calcext:value-type="float">
            <text:p>12000.7266666667</text:p>
          </table:table-cell>
          <table:table-cell office:value-type="float" office:value="6000.89666666667" calcext:value-type="float">
            <text:p>6000.89666666667</text:p>
          </table:table-cell>
          <table:table-cell office:value-type="float" office:value="4000.9088892" calcext:value-type="float">
            <text:p>4000.9088892</text:p>
          </table:table-cell>
          <table:table-cell office:value-type="float" office:value="3000.885" calcext:value-type="float">
            <text:p>3000.88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21310.7789981667" calcext:value-type="float">
            <text:p>21310.7789981667</text:p>
          </table:table-cell>
          <table:table-cell office:value-type="float" office:value="14672.9392590667" calcext:value-type="float">
            <text:p>14672.9392590667</text:p>
          </table:table-cell>
          <table:table-cell office:value-type="float" office:value="12562.2809213" calcext:value-type="float">
            <text:p>12562.2809213</text:p>
          </table:table-cell>
          <table:table-cell office:value-type="float" office:value="8897.3244601" calcext:value-type="float">
            <text:p>8897.3244601</text:p>
          </table:table-cell>
          <table:table-cell office:value-type="float" office:value="8112.95136863333" calcext:value-type="float">
            <text:p>8112.9513686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5000.7333333333" calcext:value-type="float">
            <text:p>15000.7333333333</text:p>
          </table:table-cell>
          <table:table-cell office:value-type="float" office:value="7500.84" calcext:value-type="float">
            <text:p>7500.84</text:p>
          </table:table-cell>
          <table:table-cell office:value-type="float" office:value="5000.9377781" calcext:value-type="float">
            <text:p>5000.9377781</text:p>
          </table:table-cell>
          <table:table-cell office:value-type="float" office:value="3750.79583333333" calcext:value-type="float">
            <text:p>3750.79583333333</text:p>
          </table:table-cell>
          <table:table-cell office:value-type="float" office:value="3000.888" calcext:value-type="float">
            <text:p>3000.88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5293.0135428" calcext:value-type="float">
            <text:p>5293.0135428</text:p>
          </table:table-cell>
          <table:table-cell office:value-type="float" office:value="2525.80105856667" calcext:value-type="float">
            <text:p>2525.80105856667</text:p>
          </table:table-cell>
          <table:table-cell office:value-type="float" office:value="429.155796233333" calcext:value-type="float">
            <text:p>429.155796233333</text:p>
          </table:table-cell>
          <table:table-cell office:value-type="float" office:value="2298.78252573333" calcext:value-type="float">
            <text:p>2298.78252573333</text:p>
          </table:table-cell>
          <table:table-cell office:value-type="float" office:value="1106.88138493333" calcext:value-type="float">
            <text:p>1106.8813849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5000.8" calcext:value-type="float">
            <text:p>15000.8</text:p>
          </table:table-cell>
          <table:table-cell office:value-type="float" office:value="7500.845" calcext:value-type="float">
            <text:p>7500.845</text:p>
          </table:table-cell>
          <table:table-cell office:value-type="float" office:value="5000.9100003" calcext:value-type="float">
            <text:p>5000.9100003</text:p>
          </table:table-cell>
          <table:table-cell office:value-type="float" office:value="3750.89" calcext:value-type="float">
            <text:p>3750.89</text:p>
          </table:table-cell>
          <table:table-cell office:value-type="float" office:value="3000.88666666667" calcext:value-type="float">
            <text:p>3000.88666666667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24573.0265361333" calcext:value-type="float">
            <text:p>24573.0265361333</text:p>
          </table:table-cell>
          <table:table-cell office:value-type="float" office:value="16780.3604368667" calcext:value-type="float">
            <text:p>16780.3604368667</text:p>
          </table:table-cell>
          <table:table-cell office:value-type="float" office:value="12403.9561873" calcext:value-type="float">
            <text:p>12403.9561873</text:p>
          </table:table-cell>
          <table:table-cell office:value-type="float" office:value="11317.0941999" calcext:value-type="float">
            <text:p>11317.0941999</text:p>
          </table:table-cell>
          <table:table-cell office:value-type="float" office:value="8171.81847796666" calcext:value-type="float">
            <text:p>8171.81847796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9:23:08.398588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9:55:36.500388005</dc:date>
    <meta:editing-duration>PT37M11S</meta:editing-duration>
    <meta:editing-cycles>10</meta:editing-cycles>
    <meta:generator>LibreOffice/6.0.3.2$Linux_X86_64 LibreOffice_project/00m0$Build-2</meta:generator>
    <meta:document-statistic meta:table-count="1" meta:cell-count="1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5.08cm" svg:y="0.316cm" chart:style-name="ch2">
          <text:p>SCHEDULE ROUND ROBIN</text:p>
        </chart:title>
        <chart:subtitle svg:x="6.23cm" svg:y="1.275cm" chart:style-name="ch3">
          <text:p>Total Time 3000000</text:p>
        </chart:subtitle>
        <chart:legend chart:legend-position="end" svg:x="12.131cm" svg:y="3.456cm" style:legend-expansion="high" chart:style-name="ch4"/>
        <chart:plot-area chart:style-name="ch5" table:cell-range-address="SCHED_RR.A2:SCHED_RR.F6" chart:data-source-has-labels="both" svg:x="1.33cm" svg:y="2.138cm" svg:width="10.482cm" svg:height="5.706cm">
          <chartooo:coordinate-region svg:x="2.322cm" svg:y="2.337cm" svg:width="9.303cm" svg:height="4.86cm"/>
          <chart:axis chart:dimension="x" chart:name="primary-x" chart:style-name="ch6" chartooo:axis-type="auto">
            <chartooo:date-scale/>
            <chart:title svg:x="5.918cm" svg:y="8.024cm" chart:style-name="ch7">
              <text:p>Threads</text:p>
            </chart:title>
            <chart:categories table:cell-range-address="SCHED_RR.B2:SCHED_RR.F2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RR.B3:SCHED_RR.F3" chart:label-cell-address="SCHED_RR.A3:SCHED_RR.A3" chart:class="chart:line">
            <chart:data-point chart:repeated="5"/>
          </chart:series>
          <chart:series chart:style-name="ch11" chart:values-cell-range-address="SCHED_RR.B4:SCHED_RR.F4" chart:label-cell-address="SCHED_RR.A4:SCHED_RR.A4" chart:class="chart:line">
            <chart:data-point chart:repeated="5"/>
          </chart:series>
          <chart:series chart:style-name="ch12" chart:values-cell-range-address="SCHED_RR.B5:SCHED_RR.F5" chart:label-cell-address="SCHED_RR.A5:SCHED_RR.A5" chart:class="chart:line">
            <chart:data-point chart:repeated="5"/>
          </chart:series>
          <chart:series chart:style-name="ch13" chart:values-cell-range-address="SCHED_RR.B6:SCHED_RR.F6" chart:label-cell-address="SCHED_RR.A6:SCHED_RR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RR.B2:SCHED_RR.F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RR.A3:SCHED_RR.A3</svg:desc>
                </draw:g>
              </table:table-cell>
              <table:table-cell office:value-type="float" office:value="3000.81666666667">
                <text:p>3000.81666666667</text:p>
                <draw:g>
                  <svg:desc>SCHED_RR.B3:SCHED_RR.F3</svg:desc>
                </draw:g>
              </table:table-cell>
              <table:table-cell office:value-type="float" office:value="1500.89666666667">
                <text:p>1500.89666666667</text:p>
              </table:table-cell>
              <table:table-cell office:value-type="float" office:value="1000.8500003">
                <text:p>1000.8500003</text:p>
              </table:table-cell>
              <table:table-cell office:value-type="float" office:value="750.795833333333">
                <text:p>750.795833333333</text:p>
              </table:table-cell>
              <table:table-cell office:value-type="float" office:value="600.949333333333">
                <text:p>600.949333333333</text:p>
              </table:table-cell>
            </table:table-row>
            <table:table-row>
              <table:table-cell office:value-type="string">
                <text:p>bakery deviation</text:p>
                <draw:g>
                  <svg:desc>SCHED_RR.A4:SCHED_RR.A4</svg:desc>
                </draw:g>
              </table:table-cell>
              <table:table-cell office:value-type="float" office:value="524.357567033333">
                <text:p>524.357567033333</text:p>
                <draw:g>
                  <svg:desc>SCHED_RR.B4:SCHED_RR.F4</svg:desc>
                </draw:g>
              </table:table-cell>
              <table:table-cell office:value-type="float" office:value="204.191501533333">
                <text:p>204.191501533333</text:p>
              </table:table-cell>
              <table:table-cell office:value-type="float" office:value="422.8648417">
                <text:p>422.8648417</text:p>
              </table:table-cell>
              <table:table-cell office:value-type="float" office:value="465.134393166667">
                <text:p>465.134393166667</text:p>
              </table:table-cell>
              <table:table-cell office:value-type="float" office:value="73.3104519333333">
                <text:p>73.3104519333333</text:p>
              </table:table-cell>
            </table:table-row>
            <table:table-row>
              <table:table-cell office:value-type="string">
                <text:p>gate average</text:p>
                <draw:g>
                  <svg:desc>SCHED_RR.A5:SCHED_RR.A5</svg:desc>
                </draw:g>
              </table:table-cell>
              <table:table-cell office:value-type="float" office:value="3000.66666666667">
                <text:p>3000.66666666667</text:p>
                <draw:g>
                  <svg:desc>SCHED_RR.B5:SCHED_RR.F5</svg:desc>
                </draw:g>
              </table:table-cell>
              <table:table-cell office:value-type="float" office:value="1500.95">
                <text:p>1500.95</text:p>
              </table:table-cell>
              <table:table-cell office:value-type="float" office:value="1000.8800003">
                <text:p>1000.8800003</text:p>
              </table:table-cell>
              <table:table-cell office:value-type="float" office:value="750.8225">
                <text:p>750.8225</text:p>
              </table:table-cell>
              <table:table-cell office:value-type="float" office:value="600.98">
                <text:p>600.98</text:p>
              </table:table-cell>
            </table:table-row>
            <table:table-row>
              <table:table-cell office:value-type="string">
                <text:p>gate deviation</text:p>
                <draw:g>
                  <svg:desc>SCHED_RR.A6:SCHED_RR.A6</svg:desc>
                </draw:g>
              </table:table-cell>
              <table:table-cell office:value-type="float" office:value="5668.4440325">
                <text:p>5668.4440325</text:p>
                <draw:g>
                  <svg:desc>SCHED_RR.B6:SCHED_RR.F6</svg:desc>
                </draw:g>
              </table:table-cell>
              <table:table-cell office:value-type="float" office:value="3807.4173072">
                <text:p>3807.4173072</text:p>
              </table:table-cell>
              <table:table-cell office:value-type="float" office:value="3562.65581026667">
                <text:p>3562.65581026667</text:p>
              </table:table-cell>
              <table:table-cell office:value-type="float" office:value="3299.70934793333">
                <text:p>3299.70934793333</text:p>
              </table:table-cell>
              <table:table-cell office:value-type="float" office:value="2386.07743063333">
                <text:p>2386.0774306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5.081cm" svg:y="0.316cm" chart:style-name="ch2">
          <text:p>SCHEDULE ROUND ROBIN</text:p>
        </chart:title>
        <chart:subtitle svg:x="6.231cm" svg:y="1.275cm" chart:style-name="ch3">
          <text:p>Total Time 6000000</text:p>
        </chart:subtitle>
        <chart:legend chart:legend-position="end" svg:x="12.132cm" svg:y="3.457cm" style:legend-expansion="high" chart:style-name="ch4"/>
        <chart:plot-area chart:style-name="ch5" table:cell-range-address="SCHED_RR.A10:SCHED_RR.F14" chart:data-source-has-labels="both" svg:x="1.33cm" svg:y="2.138cm" svg:width="10.483cm" svg:height="5.707cm">
          <chartooo:coordinate-region svg:x="2.322cm" svg:y="2.337cm" svg:width="9.119cm" svg:height="4.861cm"/>
          <chart:axis chart:dimension="x" chart:name="primary-x" chart:style-name="ch6" chartooo:axis-type="auto">
            <chartooo:date-scale/>
            <chart:title svg:x="5.918cm" svg:y="8.025cm" chart:style-name="ch7">
              <text:p>Threads</text:p>
            </chart:title>
            <chart:categories table:cell-range-address="SCHED_RR.B10:SCHED_RR.F10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RR.B11:SCHED_RR.F11" chart:label-cell-address="SCHED_RR.A11:SCHED_RR.A11" chart:class="chart:line">
            <chart:data-point chart:repeated="5"/>
          </chart:series>
          <chart:series chart:style-name="ch11" chart:values-cell-range-address="SCHED_RR.B12:SCHED_RR.F12" chart:label-cell-address="SCHED_RR.A12:SCHED_RR.A12" chart:class="chart:line">
            <chart:data-point chart:repeated="5"/>
          </chart:series>
          <chart:series chart:style-name="ch12" chart:values-cell-range-address="SCHED_RR.B13:SCHED_RR.F13" chart:label-cell-address="SCHED_RR.A13:SCHED_RR.A13" chart:class="chart:line">
            <chart:data-point chart:repeated="5"/>
          </chart:series>
          <chart:series chart:style-name="ch13" chart:values-cell-range-address="SCHED_RR.B14:SCHED_RR.F14" chart:label-cell-address="SCHED_RR.A14:SCHED_RR.A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RR.B10:SCHED_RR.F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RR.A11:SCHED_RR.A11</svg:desc>
                </draw:g>
              </table:table-cell>
              <table:table-cell office:value-type="float" office:value="6000.87">
                <text:p>6000.87</text:p>
                <draw:g>
                  <svg:desc>SCHED_RR.B11:SCHED_RR.F11</svg:desc>
                </draw:g>
              </table:table-cell>
              <table:table-cell office:value-type="float" office:value="3000.76">
                <text:p>3000.76</text:p>
              </table:table-cell>
              <table:table-cell office:value-type="float" office:value="2000.9088892">
                <text:p>2000.9088892</text:p>
              </table:table-cell>
              <table:table-cell office:value-type="float" office:value="1500.915">
                <text:p>1500.915</text:p>
              </table:table-cell>
              <table:table-cell office:value-type="float" office:value="1200.864">
                <text:p>1200.864</text:p>
              </table:table-cell>
            </table:table-row>
            <table:table-row>
              <table:table-cell office:value-type="string">
                <text:p>bakery deviation</text:p>
                <draw:g>
                  <svg:desc>SCHED_RR.A12:SCHED_RR.A12</svg:desc>
                </draw:g>
              </table:table-cell>
              <table:table-cell office:value-type="float" office:value="602.466125733333">
                <text:p>602.466125733333</text:p>
                <draw:g>
                  <svg:desc>SCHED_RR.B12:SCHED_RR.F12</svg:desc>
                </draw:g>
              </table:table-cell>
              <table:table-cell office:value-type="float" office:value="1495.05431083333">
                <text:p>1495.05431083333</text:p>
              </table:table-cell>
              <table:table-cell office:value-type="float" office:value="343.210942666667">
                <text:p>343.210942666667</text:p>
              </table:table-cell>
              <table:table-cell office:value-type="float" office:value="309.8491426">
                <text:p>309.8491426</text:p>
              </table:table-cell>
              <table:table-cell office:value-type="float" office:value="505.581359166667">
                <text:p>505.581359166667</text:p>
              </table:table-cell>
            </table:table-row>
            <table:table-row>
              <table:table-cell office:value-type="string">
                <text:p>gate average</text:p>
                <draw:g>
                  <svg:desc>SCHED_RR.A13:SCHED_RR.A13</svg:desc>
                </draw:g>
              </table:table-cell>
              <table:table-cell office:value-type="float" office:value="6000.72333333333">
                <text:p>6000.72333333333</text:p>
                <draw:g>
                  <svg:desc>SCHED_RR.B13:SCHED_RR.F13</svg:desc>
                </draw:g>
              </table:table-cell>
              <table:table-cell office:value-type="float" office:value="3000.76666666666">
                <text:p>3000.76666666666</text:p>
              </table:table-cell>
              <table:table-cell office:value-type="float" office:value="2000.79333363333">
                <text:p>2000.79333363333</text:p>
              </table:table-cell>
              <table:table-cell office:value-type="float" office:value="1500.945">
                <text:p>1500.945</text:p>
              </table:table-cell>
              <table:table-cell office:value-type="float" office:value="1200.88666666667">
                <text:p>1200.88666666667</text:p>
              </table:table-cell>
            </table:table-row>
            <table:table-row>
              <table:table-cell office:value-type="string">
                <text:p>gate deviation</text:p>
                <draw:g>
                  <svg:desc>SCHED_RR.A14:SCHED_RR.A14</svg:desc>
                </draw:g>
              </table:table-cell>
              <table:table-cell office:value-type="float" office:value="9004.62247303333">
                <text:p>9004.62247303333</text:p>
                <draw:g>
                  <svg:desc>SCHED_RR.B14:SCHED_RR.F14</svg:desc>
                </draw:g>
              </table:table-cell>
              <table:table-cell office:value-type="float" office:value="7261.3505696">
                <text:p>7261.3505696</text:p>
              </table:table-cell>
              <table:table-cell office:value-type="float" office:value="6677.7048474">
                <text:p>6677.7048474</text:p>
              </table:table-cell>
              <table:table-cell office:value-type="float" office:value="3781.0454269">
                <text:p>3781.0454269</text:p>
              </table:table-cell>
              <table:table-cell office:value-type="float" office:value="5104.6686673">
                <text:p>5104.6686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5.081cm" svg:y="0.316cm" chart:style-name="ch2">
          <text:p>SCHEDULE ROUND ROBIN</text:p>
        </chart:title>
        <chart:subtitle svg:x="6.231cm" svg:y="1.275cm" chart:style-name="ch3">
          <text:p>Total Time 9000000</text:p>
        </chart:subtitle>
        <chart:legend chart:legend-position="end" svg:x="12.132cm" svg:y="3.456cm" style:legend-expansion="high" chart:style-name="ch4"/>
        <chart:plot-area chart:style-name="ch5" table:cell-range-address="SCHED_RR.A18:SCHED_RR.F22" chart:data-source-has-labels="both" svg:x="1.33cm" svg:y="2.138cm" svg:width="10.483cm" svg:height="5.706cm">
          <chartooo:coordinate-region svg:x="2.322cm" svg:y="2.338cm" svg:width="9.119cm" svg:height="4.859cm"/>
          <chart:axis chart:dimension="x" chart:name="primary-x" chart:style-name="ch6" chartooo:axis-type="auto">
            <chartooo:date-scale/>
            <chart:title svg:x="5.918cm" svg:y="8.024cm" chart:style-name="ch7">
              <text:p>Threads</text:p>
            </chart:title>
            <chart:categories table:cell-range-address="SCHED_RR.B18:SCHED_RR.F18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RR.B19:SCHED_RR.F19" chart:label-cell-address="SCHED_RR.A19:SCHED_RR.A19" chart:class="chart:line">
            <chart:data-point chart:repeated="5"/>
          </chart:series>
          <chart:series chart:style-name="ch11" chart:values-cell-range-address="SCHED_RR.B20:SCHED_RR.F20" chart:label-cell-address="SCHED_RR.A20:SCHED_RR.A20" chart:class="chart:line">
            <chart:data-point chart:repeated="5"/>
          </chart:series>
          <chart:series chart:style-name="ch12" chart:values-cell-range-address="SCHED_RR.B21:SCHED_RR.F21" chart:label-cell-address="SCHED_RR.A21:SCHED_RR.A21" chart:class="chart:line">
            <chart:data-point chart:repeated="5"/>
          </chart:series>
          <chart:series chart:style-name="ch13" chart:values-cell-range-address="SCHED_RR.B22:SCHED_RR.F22" chart:label-cell-address="SCHED_RR.A22:SCHED_RR.A2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RR.B18:SCHED_RR.F1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RR.A19:SCHED_RR.A19</svg:desc>
                </draw:g>
              </table:table-cell>
              <table:table-cell office:value-type="float" office:value="9000.84">
                <text:p>9000.84</text:p>
                <draw:g>
                  <svg:desc>SCHED_RR.B19:SCHED_RR.F19</svg:desc>
                </draw:g>
              </table:table-cell>
              <table:table-cell office:value-type="float" office:value="4500.73833333333">
                <text:p>4500.73833333333</text:p>
              </table:table-cell>
              <table:table-cell office:value-type="float" office:value="3000.8788892">
                <text:p>3000.8788892</text:p>
              </table:table-cell>
              <table:table-cell office:value-type="float" office:value="2250.88333333333">
                <text:p>2250.88333333333</text:p>
              </table:table-cell>
              <table:table-cell office:value-type="float" office:value="1800.70333333333">
                <text:p>1800.70333333333</text:p>
              </table:table-cell>
            </table:table-row>
            <table:table-row>
              <table:table-cell office:value-type="string">
                <text:p>bakery deviation</text:p>
                <draw:g>
                  <svg:desc>SCHED_RR.A20:SCHED_RR.A20</svg:desc>
                </draw:g>
              </table:table-cell>
              <table:table-cell office:value-type="float" office:value="1112.0664273">
                <text:p>1112.0664273</text:p>
                <draw:g>
                  <svg:desc>SCHED_RR.B20:SCHED_RR.F20</svg:desc>
                </draw:g>
              </table:table-cell>
              <table:table-cell office:value-type="float" office:value="2380.19426546667">
                <text:p>2380.19426546667</text:p>
              </table:table-cell>
              <table:table-cell office:value-type="float" office:value="972.037434733333">
                <text:p>972.037434733333</text:p>
              </table:table-cell>
              <table:table-cell office:value-type="float" office:value="980.929277133333">
                <text:p>980.929277133333</text:p>
              </table:table-cell>
              <table:table-cell office:value-type="float" office:value="1936.9271818">
                <text:p>1936.9271818</text:p>
              </table:table-cell>
            </table:table-row>
            <table:table-row>
              <table:table-cell office:value-type="string">
                <text:p>gate average</text:p>
                <draw:g>
                  <svg:desc>SCHED_RR.A21:SCHED_RR.A21</svg:desc>
                </draw:g>
              </table:table-cell>
              <table:table-cell office:value-type="float" office:value="9000.84">
                <text:p>9000.84</text:p>
                <draw:g>
                  <svg:desc>SCHED_RR.B21:SCHED_RR.F21</svg:desc>
                </draw:g>
              </table:table-cell>
              <table:table-cell office:value-type="float" office:value="4500.87">
                <text:p>4500.87</text:p>
              </table:table-cell>
              <table:table-cell office:value-type="float" office:value="3000.9077781">
                <text:p>3000.9077781</text:p>
              </table:table-cell>
              <table:table-cell office:value-type="float" office:value="2250.975">
                <text:p>2250.975</text:p>
              </table:table-cell>
              <table:table-cell office:value-type="float" office:value="1800.826">
                <text:p>1800.826</text:p>
              </table:table-cell>
            </table:table-row>
            <table:table-row>
              <table:table-cell office:value-type="string">
                <text:p>gate deviation</text:p>
                <draw:g>
                  <svg:desc>SCHED_RR.A22:SCHED_RR.A22</svg:desc>
                </draw:g>
              </table:table-cell>
              <table:table-cell office:value-type="float" office:value="15488.1886623667">
                <text:p>15488.1886623667</text:p>
                <draw:g>
                  <svg:desc>SCHED_RR.B22:SCHED_RR.F22</svg:desc>
                </draw:g>
              </table:table-cell>
              <table:table-cell office:value-type="float" office:value="9386.02837106667">
                <text:p>9386.02837106667</text:p>
              </table:table-cell>
              <table:table-cell office:value-type="float" office:value="7624.64572143333">
                <text:p>7624.64572143333</text:p>
              </table:table-cell>
              <table:table-cell office:value-type="float" office:value="7386.4675091">
                <text:p>7386.4675091</text:p>
              </table:table-cell>
              <table:table-cell office:value-type="float" office:value="6127.19577046667">
                <text:p>6127.1957704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5.081cm" svg:y="0.316cm" chart:style-name="ch2">
          <text:p>SCHEDULE ROUND ROBIN</text:p>
        </chart:title>
        <chart:subtitle svg:x="6.126cm" svg:y="1.275cm" chart:style-name="ch3">
          <text:p>Total Time 12000000</text:p>
        </chart:subtitle>
        <chart:legend chart:legend-position="end" svg:x="12.132cm" svg:y="3.456cm" style:legend-expansion="high" chart:style-name="ch4"/>
        <chart:plot-area chart:style-name="ch5" table:cell-range-address="SCHED_RR.A26:SCHED_RR.F30" chart:data-source-has-labels="both" svg:x="1.33cm" svg:y="2.138cm" svg:width="10.483cm" svg:height="5.706cm">
          <chartooo:coordinate-region svg:x="2.507cm" svg:y="2.338cm" svg:width="9.119cm" svg:height="4.859cm"/>
          <chart:axis chart:dimension="x" chart:name="primary-x" chart:style-name="ch6" chartooo:axis-type="auto">
            <chartooo:date-scale/>
            <chart:title svg:x="5.918cm" svg:y="8.024cm" chart:style-name="ch7">
              <text:p>Threads</text:p>
            </chart:title>
            <chart:categories table:cell-range-address="SCHED_RR.B26:SCHED_RR.F26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RR.B27:SCHED_RR.F27" chart:label-cell-address="SCHED_RR.A27:SCHED_RR.A27" chart:class="chart:line">
            <chart:data-point chart:repeated="5"/>
          </chart:series>
          <chart:series chart:style-name="ch11" chart:values-cell-range-address="SCHED_RR.B28:SCHED_RR.F28" chart:label-cell-address="SCHED_RR.A28:SCHED_RR.A28" chart:class="chart:line">
            <chart:data-point chart:repeated="5"/>
          </chart:series>
          <chart:series chart:style-name="ch12" chart:values-cell-range-address="SCHED_RR.B29:SCHED_RR.F29" chart:label-cell-address="SCHED_RR.A29:SCHED_RR.A29" chart:class="chart:line">
            <chart:data-point chart:repeated="5"/>
          </chart:series>
          <chart:series chart:style-name="ch13" chart:values-cell-range-address="SCHED_RR.B30:SCHED_RR.F30" chart:label-cell-address="SCHED_RR.A30:SCHED_RR.A3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RR.B26:SCHED_RR.F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RR.A27:SCHED_RR.A27</svg:desc>
                </draw:g>
              </table:table-cell>
              <table:table-cell office:value-type="float" office:value="12000.7866666667">
                <text:p>12000.7866666667</text:p>
                <draw:g>
                  <svg:desc>SCHED_RR.B27:SCHED_RR.F27</svg:desc>
                </draw:g>
              </table:table-cell>
              <table:table-cell office:value-type="float" office:value="6000.78333333333">
                <text:p>6000.78333333333</text:p>
              </table:table-cell>
              <table:table-cell office:value-type="float" office:value="4000.9088892">
                <text:p>4000.9088892</text:p>
              </table:table-cell>
              <table:table-cell office:value-type="float" office:value="3000.975">
                <text:p>3000.975</text:p>
              </table:table-cell>
              <table:table-cell office:value-type="float" office:value="2400.85733333333">
                <text:p>2400.85733333333</text:p>
              </table:table-cell>
            </table:table-row>
            <table:table-row>
              <table:table-cell office:value-type="string">
                <text:p>bakery deviation</text:p>
                <draw:g>
                  <svg:desc>SCHED_RR.A28:SCHED_RR.A28</svg:desc>
                </draw:g>
              </table:table-cell>
              <table:table-cell office:value-type="float" office:value="3401.8697872">
                <text:p>3401.8697872</text:p>
                <draw:g>
                  <svg:desc>SCHED_RR.B28:SCHED_RR.F28</svg:desc>
                </draw:g>
              </table:table-cell>
              <table:table-cell office:value-type="float" office:value="3162.18456813333">
                <text:p>3162.18456813333</text:p>
              </table:table-cell>
              <table:table-cell office:value-type="float" office:value="690.046448133333">
                <text:p>690.046448133333</text:p>
              </table:table-cell>
              <table:table-cell office:value-type="float" office:value="3.00006733333333">
                <text:p>3.00006733333333</text:p>
              </table:table-cell>
              <table:table-cell office:value-type="float" office:value="1456.51452716667">
                <text:p>1456.51452716667</text:p>
              </table:table-cell>
            </table:table-row>
            <table:table-row>
              <table:table-cell office:value-type="string">
                <text:p>gate average</text:p>
                <draw:g>
                  <svg:desc>SCHED_RR.A29:SCHED_RR.A29</svg:desc>
                </draw:g>
              </table:table-cell>
              <table:table-cell office:value-type="float" office:value="12000.7266666667">
                <text:p>12000.7266666667</text:p>
                <draw:g>
                  <svg:desc>SCHED_RR.B29:SCHED_RR.F29</svg:desc>
                </draw:g>
              </table:table-cell>
              <table:table-cell office:value-type="float" office:value="6000.89666666667">
                <text:p>6000.89666666667</text:p>
              </table:table-cell>
              <table:table-cell office:value-type="float" office:value="4000.9088892">
                <text:p>4000.9088892</text:p>
              </table:table-cell>
              <table:table-cell office:value-type="float" office:value="3000.885">
                <text:p>3000.885</text:p>
              </table:table-cell>
              <table:table-cell office:value-type="float" office:value="2400.98">
                <text:p>2400.98</text:p>
              </table:table-cell>
            </table:table-row>
            <table:table-row>
              <table:table-cell office:value-type="string">
                <text:p>gate deviation</text:p>
                <draw:g>
                  <svg:desc>SCHED_RR.A30:SCHED_RR.A30</svg:desc>
                </draw:g>
              </table:table-cell>
              <table:table-cell office:value-type="float" office:value="21310.7789981667">
                <text:p>21310.7789981667</text:p>
                <draw:g>
                  <svg:desc>SCHED_RR.B30:SCHED_RR.F30</svg:desc>
                </draw:g>
              </table:table-cell>
              <table:table-cell office:value-type="float" office:value="14672.9392590667">
                <text:p>14672.9392590667</text:p>
              </table:table-cell>
              <table:table-cell office:value-type="float" office:value="12562.2809213">
                <text:p>12562.2809213</text:p>
              </table:table-cell>
              <table:table-cell office:value-type="float" office:value="8897.3244601">
                <text:p>8897.3244601</text:p>
              </table:table-cell>
              <table:table-cell office:value-type="float" office:value="8112.95136863333">
                <text:p>8112.9513686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5.08cm" svg:y="0.316cm" chart:style-name="ch2">
          <text:p>SCHEDULE ROUND ROBIN</text:p>
        </chart:title>
        <chart:subtitle svg:x="6.125cm" svg:y="1.275cm" chart:style-name="ch3">
          <text:p>Total Time 15000000</text:p>
        </chart:subtitle>
        <chart:legend chart:legend-position="end" svg:x="12.131cm" svg:y="3.456cm" style:legend-expansion="high" chart:style-name="ch4"/>
        <chart:plot-area chart:style-name="ch5" table:cell-range-address="SCHED_RR.A34:SCHED_RR.F38" chart:data-source-has-labels="both" svg:x="1.33cm" svg:y="2.138cm" svg:width="10.482cm" svg:height="5.706cm">
          <chartooo:coordinate-region svg:x="2.507cm" svg:y="2.337cm" svg:width="9.118cm" svg:height="4.86cm"/>
          <chart:axis chart:dimension="x" chart:name="primary-x" chart:style-name="ch6" chartooo:axis-type="auto">
            <chartooo:date-scale/>
            <chart:title svg:x="5.918cm" svg:y="8.024cm" chart:style-name="ch7">
              <text:p>Threads</text:p>
            </chart:title>
            <chart:categories table:cell-range-address="SCHED_RR.B34:SCHED_RR.F34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RR.B35:SCHED_RR.F35" chart:label-cell-address="SCHED_RR.A35:SCHED_RR.A35" chart:class="chart:line">
            <chart:data-point chart:repeated="5"/>
          </chart:series>
          <chart:series chart:style-name="ch11" chart:values-cell-range-address="SCHED_RR.B36:SCHED_RR.F36" chart:label-cell-address="SCHED_RR.A36:SCHED_RR.A36" chart:class="chart:line">
            <chart:data-point chart:repeated="5"/>
          </chart:series>
          <chart:series chart:style-name="ch12" chart:values-cell-range-address="SCHED_RR.B37:SCHED_RR.F37" chart:label-cell-address="SCHED_RR.A37:SCHED_RR.A37" chart:class="chart:line">
            <chart:data-point chart:repeated="5"/>
          </chart:series>
          <chart:series chart:style-name="ch13" chart:values-cell-range-address="SCHED_RR.B38:SCHED_RR.F38" chart:label-cell-address="SCHED_RR.A38:SCHED_RR.A3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RR.B34:SCHED_RR.F3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RR.A35:SCHED_RR.A35</svg:desc>
                </draw:g>
              </table:table-cell>
              <table:table-cell office:value-type="float" office:value="15000.7333333333">
                <text:p>15000.7333333333</text:p>
                <draw:g>
                  <svg:desc>SCHED_RR.B35:SCHED_RR.F35</svg:desc>
                </draw:g>
              </table:table-cell>
              <table:table-cell office:value-type="float" office:value="7500.84">
                <text:p>7500.84</text:p>
              </table:table-cell>
              <table:table-cell office:value-type="float" office:value="5000.9377781">
                <text:p>5000.9377781</text:p>
              </table:table-cell>
              <table:table-cell office:value-type="float" office:value="3750.79583333333">
                <text:p>3750.79583333333</text:p>
              </table:table-cell>
              <table:table-cell office:value-type="float" office:value="3000.888">
                <text:p>3000.888</text:p>
              </table:table-cell>
            </table:table-row>
            <table:table-row>
              <table:table-cell office:value-type="string">
                <text:p>bakery deviation</text:p>
                <draw:g>
                  <svg:desc>SCHED_RR.A36:SCHED_RR.A36</svg:desc>
                </draw:g>
              </table:table-cell>
              <table:table-cell office:value-type="float" office:value="5293.0135428">
                <text:p>5293.0135428</text:p>
                <draw:g>
                  <svg:desc>SCHED_RR.B36:SCHED_RR.F36</svg:desc>
                </draw:g>
              </table:table-cell>
              <table:table-cell office:value-type="float" office:value="2525.80105856667">
                <text:p>2525.80105856667</text:p>
              </table:table-cell>
              <table:table-cell office:value-type="float" office:value="429.155796233333">
                <text:p>429.155796233333</text:p>
              </table:table-cell>
              <table:table-cell office:value-type="float" office:value="2298.78252573333">
                <text:p>2298.78252573333</text:p>
              </table:table-cell>
              <table:table-cell office:value-type="float" office:value="1106.88138493333">
                <text:p>1106.88138493333</text:p>
              </table:table-cell>
            </table:table-row>
            <table:table-row>
              <table:table-cell office:value-type="string">
                <text:p>gate average</text:p>
                <draw:g>
                  <svg:desc>SCHED_RR.A37:SCHED_RR.A37</svg:desc>
                </draw:g>
              </table:table-cell>
              <table:table-cell office:value-type="float" office:value="15000.8">
                <text:p>15000.8</text:p>
                <draw:g>
                  <svg:desc>SCHED_RR.B37:SCHED_RR.F37</svg:desc>
                </draw:g>
              </table:table-cell>
              <table:table-cell office:value-type="float" office:value="7500.845">
                <text:p>7500.845</text:p>
              </table:table-cell>
              <table:table-cell office:value-type="float" office:value="5000.9100003">
                <text:p>5000.9100003</text:p>
              </table:table-cell>
              <table:table-cell office:value-type="float" office:value="3750.89">
                <text:p>3750.89</text:p>
              </table:table-cell>
              <table:table-cell office:value-type="float" office:value="3000.88666666667">
                <text:p>3000.88666666667</text:p>
              </table:table-cell>
            </table:table-row>
            <table:table-row>
              <table:table-cell office:value-type="string">
                <text:p>gate deviation</text:p>
                <draw:g>
                  <svg:desc>SCHED_RR.A38:SCHED_RR.A38</svg:desc>
                </draw:g>
              </table:table-cell>
              <table:table-cell office:value-type="float" office:value="24573.0265361333">
                <text:p>24573.0265361333</text:p>
                <draw:g>
                  <svg:desc>SCHED_RR.B38:SCHED_RR.F38</svg:desc>
                </draw:g>
              </table:table-cell>
              <table:table-cell office:value-type="float" office:value="16780.3604368667">
                <text:p>16780.3604368667</text:p>
              </table:table-cell>
              <table:table-cell office:value-type="float" office:value="12403.9561873">
                <text:p>12403.9561873</text:p>
              </table:table-cell>
              <table:table-cell office:value-type="float" office:value="11317.0941999">
                <text:p>11317.0941999</text:p>
              </table:table-cell>
              <table:table-cell office:value-type="float" office:value="8171.81847796666">
                <text:p>8171.81847796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